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5pt" fo:font-style="normal" style:text-underline-style="none" fo:font-weight="normal" officeooo:rsid="0004ded9" officeooo:paragraph-rsid="0004ded9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6pt" fo:font-style="normal" style:text-underline-style="none" fo:font-weight="normal" officeooo:rsid="0004ded9" officeooo:paragraph-rsid="0004ded9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5d968"/>
    </style:style>
    <style:style style:name="T1" style:family="text">
      <style:text-properties fo:font-weight="bold" officeooo:rsid="0005d968" style:font-weight-asian="bold" style:font-weight-complex="bold"/>
    </style:style>
    <style:style style:name="T2" style:family="text">
      <style:text-properties fo:color="#000000" loext:opacity="100%" fo:font-size="16pt" fo:font-style="normal" style:text-underline-style="none" fo:font-weight="bold" officeooo:rsid="0005d968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loext:opacity="100%" fo:font-size="16pt" fo:font-style="normal" style:text-underline-style="none" fo:font-weight="bold" officeooo:rsid="0004ded9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loext:opacity="100%" fo:font-size="16pt" fo:font-style="normal" style:text-underline-style="none" fo:font-weight="bold" officeooo:rsid="000611a3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loext:opacity="100%" fo:font-size="16pt" fo:font-style="normal" style:text-underline-style="none" fo:font-weight="normal" officeooo:rsid="0005d968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loext:opacity="100%" fo:font-size="16pt" fo:font-style="normal" style:text-underline-style="none" fo:font-weight="normal" officeooo:rsid="0004ded9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loext:opacity="100%" fo:font-size="16pt" fo:font-style="normal" style:text-underline-style="none" fo:font-weight="normal" officeooo:rsid="000611a3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fo:font-weight="bold" officeooo:rsid="0005d968" style:font-weight-asian="bold" style:font-weight-complex="bold"/>
    </style:style>
    <style:style style:name="T10" style:family="text">
      <style:text-properties style:text-line-through-style="none" style:text-line-through-type="none" officeooo:rsid="0005d968"/>
    </style:style>
    <style:style style:name="T11" style:family="text">
      <style:text-properties officeooo:rsid="000764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 criação de websites com HTML5 e CSS3</text:p>
      <text:p text:style-name="P1"/>
      <text:p text:style-name="P1"/>
      <text:p text:style-name="P1"/>
      <text:p text:style-name="P3">Elementos <text:span text:style-name="T11">(tags) </text:span>Importantes no HTML 5:</text:p>
      <text:p text:style-name="P2"/>
      <text:p text:style-name="P4"><text:span text:style-name="T3">a – </text:span><text:span text:style-name="T6">É uma âncora que insere links em textos</text:span></text:p>
      <text:p text:style-name="P4"><text:span text:style-name="T5"><text:s text:c="6"/>-“</text:span><text:span text:style-name="T2">href”–</text:span><text:span text:style-name="T5"> É um atributo de </text:span><text:span text:style-name="T2">a </text:span><text:span text:style-name="T5">que insere o link</text:span></text:p>
      <text:p text:style-name="P4"><text:span text:style-name="T5"><text:tab/> “</text:span><text:span text:style-name="T4">tel:</text:span><text:span text:style-name="T7">...” <text:s/>pode ser usado para colocar um telefone no link</text:span></text:p>
      <text:p text:style-name="P4"><text:span text:style-name="T7"><text:tab/> “</text:span><text:span text:style-name="T4">mailto:</text:span><text:span text:style-name="T7">...” pode ser usado para colocar um e-mail no link</text:span></text:p>
      <text:p text:style-name="P3"><text:s text:c="5"/>-<text:span text:style-name="T8">“</text:span><text:span text:style-name="T9">_blank” – </text:span><text:span text:style-name="T10">É um atributo que faz a página abrir em nova aba.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5T18:49:57.682000000</meta:creation-date>
    <dc:date>2022-04-05T20:59:38.279000000</dc:date>
    <meta:editing-duration>PT16M7S</meta:editing-duration>
    <meta:editing-cycles>1</meta:editing-cycles>
    <meta:document-statistic meta:table-count="0" meta:image-count="0" meta:object-count="0" meta:page-count="1" meta:paragraph-count="7" meta:word-count="66" meta:character-count="368" meta:non-whitespace-character-count="291"/>
    <meta:generator>LibreOffice/7.3.1.3$Windows_X86_64 LibreOffice_project/a69ca51ded25f3eefd52d7bf9a5fad8c90b87951</meta:generator>
  </office:meta>
</office:document-meta>
</file>